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M32 MCU</text:p>
          </table:table-cell>
          <table:table-cell table:style-name="ce1" office:value-type="float" office:value="3365452" calcext:value-type="float">
            <text:p>336545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 Fram</text:p>
          </table:table-cell>
          <table:table-cell table:style-name="ce1" office:value-type="float" office:value="2749239" calcext:value-type="float">
            <text:p>274923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tokoppler</text:p>
          </table:table-cell>
          <table:table-cell table:style-name="ce1" office:value-type="float" office:value="2438475" calcext:value-type="float">
            <text:p>243847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verter Schmitt trigger</text:p>
          </table:table-cell>
          <table:table-cell office:value-type="float" office:value="1201316" calcext:value-type="float">
            <text:p>1201316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MZ1608Y102BT</text:p>
          </table:table-cell>
          <table:table-cell office:value-type="float" office:value="1669708" calcext:value-type="float">
            <text:p>1669708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 table:number-rows-repeated="17">
          <table:table-cell table:number-columns-repeated="14"/>
        </table:table-row>
        <table:table-row table:style-name="ro1">
          <table:table-cell table:number-columns-repeated="13"/>
          <table:table-cell table:formula="of:=(10*4*12)/365" office:value-type="float" office:value="1.31506849315068" calcext:value-type="float">
            <text:p>1,315068493150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0T14:27:33.630167200</meta:creation-date>
    <dc:date>2020-03-31T13:32:18.913792794</dc:date>
    <meta:editing-duration>PT22M</meta:editing-duration>
    <meta:editing-cycles>1</meta:editing-cycles>
    <meta:document-statistic meta:table-count="1" meta:cell-count="16" meta:object-count="0"/>
    <meta:generator>LibreOffice/6.3.5.2$Linux_X86_64 LibreOffice_project/30$Build-2</meta:generator>
  </office:meta>
</office:document-meta>
</file>